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53" officeooo:paragraph-rsid="0013cf53"/>
    </style:style>
    <style:style style:name="P2" style:family="paragraph" style:parent-style-name="Standard">
      <style:text-properties officeooo:paragraph-rsid="0013cf53"/>
    </style:style>
    <style:style style:name="P3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15ccae" officeooo:paragraph-rsid="0015ccae"/>
    </style:style>
    <style:style style:name="P5" style:family="paragraph" style:parent-style-name="Standard">
      <style:text-properties officeooo:rsid="001a31e2" officeooo:paragraph-rsid="001a31e2"/>
    </style:style>
    <style:style style:name="P6" style:family="paragraph" style:parent-style-name="Standard">
      <style:text-properties officeooo:rsid="0038c684" officeooo:paragraph-rsid="0038c684"/>
    </style:style>
    <style:style style:name="P7" style:family="paragraph" style:parent-style-name="Standard">
      <style:text-properties officeooo:rsid="0045e15e" officeooo:paragraph-rsid="0045e15e"/>
    </style:style>
    <style:style style:name="P8" style:family="paragraph" style:parent-style-name="Standard">
      <style:text-properties officeooo:rsid="00346a2d" officeooo:paragraph-rsid="0047be03"/>
    </style:style>
    <style:style style:name="P9" style:family="paragraph" style:parent-style-name="Standard">
      <style:text-properties officeooo:paragraph-rsid="0047be03"/>
    </style:style>
    <style:style style:name="P10" style:family="paragraph" style:parent-style-name="Text_20_body">
      <style:paragraph-properties fo:text-align="center" style:justify-single-word="false"/>
      <style:text-properties officeooo:rsid="00187b5e" officeooo:paragraph-rsid="00187b5e"/>
    </style:style>
    <style:style style:name="P11" style:family="paragraph" style:parent-style-name="Standard" style:list-style-name="L1">
      <style:text-properties officeooo:paragraph-rsid="0013cf53"/>
    </style:style>
    <style:style style:name="P12" style:family="paragraph" style:parent-style-name="Standard" style:list-style-name="L1">
      <style:text-properties officeooo:rsid="0013cf53" officeooo:paragraph-rsid="0013cf53"/>
    </style:style>
    <style:style style:name="P13" style:family="paragraph" style:parent-style-name="Standard" style:list-style-name="L2">
      <style:text-properties officeooo:rsid="0013cf53" officeooo:paragraph-rsid="0013cf53"/>
    </style:style>
    <style:style style:name="P14" style:family="paragraph" style:parent-style-name="Standard" style:list-style-name="L1">
      <style:text-properties officeooo:rsid="0015559d" officeooo:paragraph-rsid="0013cf53"/>
    </style:style>
    <style:style style:name="P15" style:family="paragraph" style:parent-style-name="Standard" style:list-style-name="L2">
      <style:text-properties officeooo:paragraph-rsid="0038c684"/>
    </style:style>
    <style:style style:name="P16" style:family="paragraph" style:parent-style-name="Standard" style:list-style-name="L2">
      <style:text-properties officeooo:rsid="00187b5e" officeooo:paragraph-rsid="0013cf53"/>
    </style:style>
    <style:style style:name="P17" style:family="paragraph" style:parent-style-name="Standard" style:list-style-name="L2">
      <style:text-properties officeooo:rsid="001de7b6" officeooo:paragraph-rsid="0013cf53"/>
    </style:style>
    <style:style style:name="P18" style:family="paragraph" style:parent-style-name="Standard" style:list-style-name="L2">
      <style:text-properties officeooo:rsid="002159a7" officeooo:paragraph-rsid="0013cf53"/>
    </style:style>
    <style:style style:name="P19" style:family="paragraph" style:parent-style-name="Standard" style:list-style-name="L2">
      <style:text-properties officeooo:rsid="0027180f" officeooo:paragraph-rsid="0013cf53"/>
    </style:style>
    <style:style style:name="P20" style:family="paragraph" style:parent-style-name="Standard" style:list-style-name="L2">
      <style:text-properties officeooo:rsid="0027b08b" officeooo:paragraph-rsid="0027b08b"/>
    </style:style>
    <style:style style:name="P21" style:family="paragraph" style:parent-style-name="Standard" style:list-style-name="L2">
      <style:text-properties officeooo:rsid="002b31d0" officeooo:paragraph-rsid="002b31d0"/>
    </style:style>
    <style:style style:name="P22" style:family="paragraph" style:parent-style-name="Standard" style:list-style-name="L2">
      <style:text-properties officeooo:rsid="002b9c3d" officeooo:paragraph-rsid="002b9c3d"/>
    </style:style>
    <style:style style:name="P23" style:family="paragraph" style:parent-style-name="Standard" style:list-style-name="L2">
      <style:text-properties officeooo:rsid="002d71a0" officeooo:paragraph-rsid="002d71a0"/>
    </style:style>
    <style:style style:name="P24" style:family="paragraph" style:parent-style-name="Standard" style:list-style-name="L2">
      <style:text-properties officeooo:rsid="0038c684" officeooo:paragraph-rsid="0038c684"/>
    </style:style>
    <style:style style:name="P25" style:family="paragraph" style:parent-style-name="Standard" style:list-style-name="L3">
      <style:text-properties officeooo:rsid="0038c684" officeooo:paragraph-rsid="0038c684"/>
    </style:style>
    <style:style style:name="P26" style:family="paragraph" style:parent-style-name="Standard" style:list-style-name="L3">
      <style:text-properties officeooo:rsid="0038c684" officeooo:paragraph-rsid="004a4fef"/>
    </style:style>
    <style:style style:name="P27" style:family="paragraph" style:parent-style-name="Standard" style:list-style-name="L2">
      <style:text-properties officeooo:rsid="003949d3" officeooo:paragraph-rsid="003949d3"/>
    </style:style>
    <style:style style:name="P28" style:family="paragraph" style:parent-style-name="Standard" style:list-style-name="L3">
      <style:text-properties officeooo:paragraph-rsid="0038c684"/>
    </style:style>
    <style:style style:name="P29" style:family="paragraph" style:parent-style-name="Standard" style:list-style-name="L3">
      <style:text-properties officeooo:rsid="003c7dab" officeooo:paragraph-rsid="003c7dab"/>
    </style:style>
    <style:style style:name="P30" style:family="paragraph" style:parent-style-name="Standard" style:list-style-name="L3">
      <style:text-properties officeooo:rsid="003c7dab" officeooo:paragraph-rsid="004a4fef"/>
    </style:style>
    <style:style style:name="P31" style:family="paragraph" style:parent-style-name="Standard" style:list-style-name="L4">
      <style:text-properties officeooo:rsid="0045e15e" officeooo:paragraph-rsid="0045e15e"/>
    </style:style>
    <style:style style:name="P32" style:family="paragraph" style:parent-style-name="Standard">
      <style:text-properties fo:font-size="8pt" officeooo:paragraph-rsid="0047be03" style:font-size-asian="8pt" style:font-size-complex="8pt"/>
    </style:style>
    <style:style style:name="P33" style:family="paragraph" style:parent-style-name="Standard" style:list-style-name="L5">
      <style:text-properties officeooo:rsid="00346a2d" officeooo:paragraph-rsid="0047be03"/>
    </style:style>
    <style:style style:name="P34" style:family="paragraph" style:parent-style-name="Standard" style:list-style-name="L5">
      <style:text-properties officeooo:rsid="0034b8eb" officeooo:paragraph-rsid="0047be03"/>
    </style:style>
    <style:style style:name="P35" style:family="paragraph" style:parent-style-name="Standard" style:list-style-name="L6">
      <style:text-properties officeooo:rsid="001a31e2" officeooo:paragraph-rsid="001a31e2"/>
    </style:style>
    <style:style style:name="P36" style:family="paragraph" style:parent-style-name="Standard" style:list-style-name="L6">
      <style:text-properties officeooo:rsid="001a31e2" officeooo:paragraph-rsid="003d1201"/>
    </style:style>
    <style:style style:name="P37" style:family="paragraph" style:parent-style-name="Standard" style:list-style-name="L3">
      <style:text-properties officeooo:rsid="004a4fef" officeooo:paragraph-rsid="004a4fef"/>
    </style:style>
    <style:style style:name="P38" style:family="paragraph" style:parent-style-name="Standard" style:list-style-name="L3">
      <style:text-properties officeooo:rsid="004b252c" officeooo:paragraph-rsid="004b252c"/>
    </style:style>
    <style:style style:name="P39" style:family="paragraph" style:parent-style-name="Standard">
      <style:text-properties officeooo:rsid="004b252c" officeooo:paragraph-rsid="004b252c"/>
    </style:style>
    <style:style style:name="P40" style:family="paragraph" style:parent-style-name="Standard">
      <style:text-properties officeooo:rsid="004e31e2" officeooo:paragraph-rsid="004e31e2"/>
    </style:style>
    <style:style style:name="T1" style:family="text">
      <style:text-properties officeooo:rsid="0015559d"/>
    </style:style>
    <style:style style:name="T2" style:family="text">
      <style:text-properties officeooo:rsid="0016d75e"/>
    </style:style>
    <style:style style:name="T3" style:family="text">
      <style:text-properties fo:font-weight="bold" officeooo:rsid="0016d75e" style:font-weight-asian="bold" style:font-weight-complex="bold"/>
    </style:style>
    <style:style style:name="T4" style:family="text">
      <style:text-properties fo:font-weight="bold" officeooo:rsid="0015559d" style:font-weight-asian="bold" style:font-weight-complex="bold"/>
    </style:style>
    <style:style style:name="T5" style:family="text">
      <style:text-properties officeooo:rsid="001a31e2"/>
    </style:style>
    <style:style style:name="T6" style:family="text">
      <style:text-properties officeooo:rsid="00200fe7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280bb"/>
    </style:style>
    <style:style style:name="T9" style:family="text">
      <style:text-properties officeooo:rsid="002849ae"/>
    </style:style>
    <style:style style:name="T10" style:family="text">
      <style:text-properties officeooo:rsid="002b9c3d"/>
    </style:style>
    <style:style style:name="T11" style:family="text">
      <style:text-properties officeooo:rsid="0038c684"/>
    </style:style>
    <style:style style:name="T12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officeooo:rsid="00414501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47bfc1"/>
    </style:style>
    <style:style style:name="T16" style:family="text">
      <style:text-properties officeooo:rsid="004a4fe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dddc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spberryPi <text:span text:style-name="T2">Zero</text:span> Install</text:p>
      <text:p text:style-name="P10">einrichten als WS2812b <text:span text:style-name="T5">Controller</text:span></text:p>
      <text:p text:style-name="P4">von thorsten kattanek, <text:span text:style-name="T15">30</text:span>.10.2021</text:p>
      <text:h text:style-name="Heading_20_4" text:outline-level="4">Grundsystem installieren</text:h>
      <text:p text:style-name="P6"/>
      <text:list xml:id="list2417707726" text:style-name="L1">
        <text:list-item>
          <text:p text:style-name="P12">neustes Image von <text:a xlink:type="simple" xlink:href="https://www.raspberrypi.com/software/operating-systems/" text:style-name="Internet_20_link" text:visited-style-name="Visited_20_Internet_20_Link">https://www.raspberrypi.com/software/operating-systems/</text:a> runter laden</text:p>
        </text:list-item>
        <text:list-item>
          <text:p text:style-name="P14">ich nutze hier die Lite Version ohne Desktop</text:p>
        </text:list-item>
        <text:list-item>
          <text:p text:style-name="P12"><text:span text:style-name="T1">image auf SD kopieren (unter Linux): </text:span><text:span text:style-name="T3">sudo </text:span><text:span text:style-name="T4">dd if=./image of=/dev/sd? bs=1M</text:span></text:p>
        </text:list-item>
        <text:list-item>
          <text:p text:style-name="P14">WLAN zugriff einrichten</text:p>
          <text:list>
            <text:list-item>
              <text:p text:style-name="P11"><text:span text:style-name="T1">Boot Partition der SD Karte einhängen und eine Datei mit dem Namen </text:span>wpa_supplicant.conf <text:span text:style-name="T1">erstellen mit folgendem Inhalt:</text:span></text:p>
            </text:list-item>
          </text:list>
        </text:list-item>
      </text:list>
      <text:p text:style-name="P2"><text:tab/></text:p>
      <text:p text:style-name="P3">country=DE</text:p>
      <text:p text:style-name="P3">ctrl_interface=DIR=/var/run/wpa_supplicant GROUP=netdev</text:p>
      <text:p text:style-name="P3">update_config=1</text:p>
      <text:p text:style-name="P3">network={</text:p>
      <text:p text:style-name="P3"><text:s text:c="4"/>ssid="<text:span text:style-name="T1">xxx</text:span>"<text:tab/><text:tab/><text:span text:style-name="T7">&lt;</text:span><text:span text:style-name="T8">= statt xxx muss die SSID deines WLAN</text:span></text:p>
      <text:p text:style-name="P3"><text:s text:c="4"/>psk="<text:span text:style-name="T1">xxx</text:span>"<text:tab/><text:tab/><text:span text:style-name="T7">&lt;</text:span><text:span text:style-name="T8">= statt xxx muss dein WLAN Password rein</text:span></text:p>
      <text:p text:style-name="P3"><text:s text:c="4"/>key_mgmt=WPA-PSK</text:p>
      <text:p text:style-name="P3">}</text:p>
      <text:p text:style-name="P1"/>
      <text:list xml:id="list2102776123" text:style-name="L2">
        <text:list-item>
          <text:p text:style-name="P16">um den SSH Zugriff zu aktivieren muss lediglich eine leere Datei namens ssh in die boot partition eingefügt werden</text:p>
        </text:list-item>
        <text:list-item>
          <text:p text:style-name="P17">nun kann der raspberrypi mit der SD Karte gestartet werden, nach 1-2 min sollte man den raspberry an pingen können → ping raspberrypi.local</text:p>
        </text:list-item>
        <text:list-item>
          <text:p text:style-name="P13"><text:span text:style-name="T6">nun kann man sich per ssh auf dem raspberry anmelden → ssh </text:span><text:a xlink:type="simple" xlink:href="mailto:pi@raspberrypi.local" text:style-name="Internet_20_link" text:visited-style-name="Visited_20_Internet_20_Link"><text:span text:style-name="T6">pi@raspberrypi.local</text:span></text:a></text:p>
        </text:list-item>
        <text:list-item>
          <text:p text:style-name="P18">das Password lautet Standard „raspberry“</text:p>
        </text:list-item>
        <text:list-item>
          <text:p text:style-name="P19">nun könne wir den Pi erst mal configurieren → sudo raspi-config</text:p>
        </text:list-item>
        <text:list-item>
          <text:p text:style-name="P20">als erstes das Passwort ändern ! <text:s/>(System Options → Password)</text:p>
        </text:list-item>
        <text:list-item>
          <text:p text:style-name="P20">dann den hostname ändern ! (System Options → Hostname) z.B. „<text:span text:style-name="T9">led-ctrl-01</text:span>“</text:p>
        </text:list-item>
        <text:list-item>
          <text:p text:style-name="P21">dann <text:span text:style-name="T10">F</text:span>ilesystem <text:span text:style-name="T10">maximieren </text:span>! <text:span text:style-name="T10">(Advanced Options → Expand Filesystem)</text:span></text:p>
        </text:list-item>
        <text:list-item>
          <text:p text:style-name="P22">dann Zeitzone einstellen ! (Localisation Options → Timezone)</text:p>
        </text:list-item>
        <text:list-item>
          <text:p text:style-name="P23">dann kann erst mal alles auf dem neusten Stand gebracht werden: sudo apt update und sudo apt upgrade</text:p>
        </text:list-item>
        <text:list-item>
          <text:p text:style-name="P24">Audio deaktivieren</text:p>
          <text:list>
            <text:list-item>
              <text:p text:style-name="P24">sudo nano /etc/modprobe.d/raspi-blacklist.conf</text:p>
            </text:list-item>
            <text:list-item>
              <text:p text:style-name="P15"><text:span text:style-name="T11">dort fügen wir </text:span><text:span text:style-name="T12">blacklist snd_bcm2835</text:span> <text:span text:style-name="T11">ein</text:span></text:p>
            </text:list-item>
            <text:list-item>
              <text:p text:style-name="P24">sudo nano /boot/config.txt</text:p>
            </text:list-item>
            <text:list-item>
              <text:p text:style-name="P24">dtparam=audio=on einfach auskommentieren</text:p>
            </text:list-item>
            <text:list-item>
              <text:p text:style-name="P27">nach einem Neustart ist das Audio deaktiviert</text:p>
            </text:list-item>
          </text:list>
        </text:list-item>
      </text:list>
      <text:p text:style-name="P1"/>
      <text:h text:style-name="Heading_20_4" text:outline-level="4">Software erstellen C/C++</text:h>
      <text:h text:style-name="Heading_20_4" text:outline-level="4">Library erstellen und installieren</text:h>
      <text:list xml:id="list2477617725" text:style-name="L3">
        <text:list-item>
          <text:p text:style-name="P26">sudo apt-get install gcc make <text:span text:style-name="T16">cmake </text:span>build-essential git</text:p>
        </text:list-item>
        <text:list-item>
          <text:p text:style-name="P26">git clone 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30">cd rpi_ws281x</text:p>
        </text:list-item>
        <text:list-item>
          <text:p text:style-name="P37">mkdir build</text:p>
        </text:list-item>
        <text:list-item>
          <text:p text:style-name="P37"><text:soft-page-break/>cmake ..</text:p>
        </text:list-item>
        <text:list-item>
          <text:p text:style-name="P37">make</text:p>
        </text:list-item>
        <text:list-item>
          <text:p text:style-name="P38">sudo make install <text:s/>→ Installiert die Library nach <text:span text:style-name="T17">usr</text:span><text:span text:style-name="T18">/local/lib und usr/local/include/ws2811</text:span></text:p>
        </text:list-item>
      </text:list>
      <text:p text:style-name="P39"><text:span text:style-name="T18"/></text:p>
      <text:h text:style-name="Heading_20_4" text:outline-level="4">Software erstellen</text:h>
      <text:p text:style-name="P40"><text:span text:style-name="T19">G</text:span><text:span text:style-name="T18">it clone</text:span></text:p>
      <text:p text:style-name="P7"/>
      <text:h text:style-name="Heading_20_4" text:outline-level="4">Testanwendung automatisch beim Start ausführen</text:h>
      <text:list xml:id="list301988869" text:style-name="L4">
        <text:list-item>
          <text:p text:style-name="P31">Folgendes Skript mit dem Namen z.b. </text:p>
        </text:list-item>
      </text:list>
      <text:p text:style-name="P32"><text:tab/></text:p>
      <text:p text:style-name="P32"><text:tab/>#!/bin/sh </text:p>
      <text:p text:style-name="P32"><text:tab/>### this skript running the ws2812 controller while pi start </text:p>
      <text:p text:style-name="P32"><text:tab/># Actions </text:p>
      <text:p text:style-name="P32"><text:tab/>case "$1" in </text:p>
      <text:p text:style-name="P32"><text:tab/> <text:s text:c="5"/>start) </text:p>
      <text:p text:style-name="P32"><text:tab/> <text:s text:c="11"/>/home/pi/rpi_ws281x/test</text:p>
      <text:p text:style-name="P32"><text:tab/> <text:s text:c="11"/>;;</text:p>
      <text:p text:style-name="P32"><text:tab/> <text:s text:c="5"/>stop)</text:p>
      <text:p text:style-name="P32"><text:tab/> <text:s text:c="11"/># STOP</text:p>
      <text:p text:style-name="P32"><text:tab/> <text:s text:c="11"/>;;</text:p>
      <text:p text:style-name="P32"><text:tab/> <text:s text:c="5"/>restart)</text:p>
      <text:p text:style-name="P32"><text:tab/> <text:s text:c="11"/># RESTART</text:p>
      <text:p text:style-name="P32"><text:tab/> <text:s text:c="11"/>;;</text:p>
      <text:p text:style-name="P32"><text:tab/>esac</text:p>
      <text:p text:style-name="P32"><text:tab/></text:p>
      <text:p text:style-name="P9"><text:span text:style-name="T14"><text:tab/>exit 0</text:span><text:line-break/></text:p>
      <text:p text:style-name="P1"/>
      <text:h text:style-name="Heading_20_4" text:outline-level="4">Nützliche Linux Befehle</text:h>
      <text:p text:style-name="P8"/>
      <text:list xml:id="list3247596049" text:style-name="L5">
        <text:list-item>
          <text:p text:style-name="P33">top</text:p>
        </text:list-item>
        <text:list-item>
          <text:p text:style-name="P33">htop</text:p>
        </text:list-item>
        <text:list-item>
          <text:p text:style-name="P34">shutdown now </text:p>
        </text:list-item>
      </text:list>
      <text:p text:style-name="P1"/>
      <text:p text:style-name="P5">Quellen:</text:p>
      <text:list xml:id="list79455436" text:style-name="L6">
        <text:list-item>
          <text:p text:style-name="P35"><text:a xlink:type="simple" xlink:href="https://medium.com/@larsongb/using-a-raspberry-pi-to-control-leds-38731b9db4" text:style-name="Internet_20_link" text:visited-style-name="Visited_20_Internet_20_Link">https://medium.com/@larsongb/using-a-raspberry-pi-to-control-leds-38731b9db4</text:a></text:p>
        </text:list-item>
        <text:list-item>
          <text:p text:style-name="P35"><text:a xlink:type="simple" xlink:href="https://developer-blog.net/raspberry-pi-zero-als-led-strip-controller/" text:style-name="Internet_20_link" text:visited-style-name="Visited_20_Internet_20_Link">https://developer-blog.net/raspberry-pi-zero-als-led-strip-controller/</text:a></text:p>
        </text:list-item>
        <text:list-item>
          <text:p text:style-name="P35"><text:a xlink:type="simple" xlink:href="https://www.computerhilfen.de/info/raspberry-pi-zero-w-ohne-monitor-einrichten-wlan-und-ssh-aktivieren.html" text:style-name="Internet_20_link" text:visited-style-name="Visited_20_Internet_20_Link">https://www.computerhilfen.de/info/raspberry-pi-zero-w-ohne-monitor-einrichten-wlan-und-ssh-aktivieren.html</text:a></text:p>
        </text:list-item>
        <text:list-item>
          <text:p text:style-name="P35"><text:a xlink:type="simple" xlink:href="https://www.raspberrypi.com/software/operating-systems/" text:style-name="Internet_20_link" text:visited-style-name="Visited_20_Internet_20_Link">https://www.raspberrypi.com/software/operating-systems/</text:a></text:p>
        </text:list-item>
        <text:list-item>
          <text:p text:style-name="P35"><text:a xlink:type="simple" xlink:href="https://blog.heimetli.ch/raspberry-led-strip-c.html" text:style-name="Internet_20_link" text:visited-style-name="Visited_20_Internet_20_Link">https://blog.heimetli.ch/raspberry-led-strip-c.html</text:a></text:p>
        </text:list-item>
        <text:list-item>
          <text:p text:style-name="P36">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36"><text:a xlink:type="simple" xlink:href="https://jankarres.de/2014/07/raspberry-pi-autostart-von-programmen-einrichten/" text:style-name="Internet_20_link" text:visited-style-name="Visited_20_Internet_20_Link">https://jankarres.de/2014/07/raspberry-pi-autostart-von-programmen-einrichten/</text:a></text:p>
          <text:p text:style-name="P36"/>
          <text:p text:style-name="P36"/>
          <text:p text:style-name="P3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4f01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31T19:45:36.530667145</dc:date>
    <dc:creator>Thorsten Kattanek</dc:creator>
    <meta:editing-duration>PT3H36M22S</meta:editing-duration>
    <meta:editing-cycles>38</meta:editing-cycles>
    <meta:generator>LibreOffice/7.1.6.2$Linux_X86_64 LibreOffice_project/10$Build-2</meta:generator>
    <meta:document-statistic meta:table-count="0" meta:image-count="0" meta:object-count="0" meta:page-count="2" meta:paragraph-count="79" meta:word-count="372" meta:character-count="2929" meta:non-whitespace-character-count="2540"/>
  </office:meta>
</office:document-meta>
</file>